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490" officeooo:paragraph-rsid="000ed490"/>
    </style:style>
    <style:style style:name="P2" style:family="paragraph" style:parent-style-name="Standard">
      <style:text-properties officeooo:rsid="000f054a" officeooo:paragraph-rsid="000f054a"/>
    </style:style>
    <style:style style:name="P3" style:family="paragraph" style:parent-style-name="Standard">
      <style:text-properties officeooo:rsid="000f49a5" officeooo:paragraph-rsid="000f49a5"/>
    </style:style>
    <style:style style:name="T1" style:family="text">
      <style:text-properties officeooo:rsid="000f4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otive Interview questions:</text:p>
      <text:p text:style-name="P1"/>
      <text:p text:style-name="P1">C Fundamentals:</text:p>
      <text:p text:style-name="P1"/>
      <text:p text:style-name="P1">1. Volatile and the usage of volatile ( any real time scenario ).</text:p>
      <text:p text:style-name="P1">2. Const volatile and usage of const volatile ( any real time scenario ).</text:p>
      <text:p text:style-name="P1">3. Write a program to find whether the byte order is little endian or big endian using structure or union.</text:p>
      <text:p text:style-name="P1">4. Implement sizeof operator using function.</text:p>
      <text:p text:style-name="P1">5. Write a program to check whether a string is a palindrome or not.</text:p>
      <text:p text:style-name="P1">6. Declare a variable that should be present in stack and its lifetime is throughout the program.</text:p>
      <text:p text:style-name="P1">7. What happens if in the program given like printf(“%d”) and printf(“%d”,).</text:p>
      <text:p text:style-name="P1"/>
      <text:p text:style-name="P2">MAKE:</text:p>
      <text:p text:style-name="P2"/>
      <text:p text:style-name="P2">1. What is MAKE file and why ?</text:p>
      <text:p text:style-name="P2">2. What is ?= , difference between ?= and := ?</text:p>
      <text:p text:style-name="P2"/>
      <text:p text:style-name="P2">LINUX:</text:p>
      <text:p text:style-name="P2"/>
      <text:p text:style-name="P2">1. Fork, Vfork, clone and COW mechanism.</text:p>
      <text:p text:style-name="P2">2. Message queues – what, why, usage and properties?</text:p>
      <text:p text:style-name="P2">3. Are signals synchronous or asynchronous - why?</text:p>
      <text:p text:style-name="P2">4. <text:s/><text:span text:style-name="T1">pid and tgid for process and threads exampl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03:50.743485628</meta:creation-date>
    <dc:date>2016-08-30T14:50:13.810510131</dc:date>
    <meta:editing-duration>PT42S</meta:editing-duration>
    <meta:editing-cycles>1</meta:editing-cycles>
    <meta:document-statistic meta:table-count="0" meta:image-count="0" meta:object-count="0" meta:page-count="1" meta:paragraph-count="17" meta:word-count="154" meta:character-count="851" meta:non-whitespace-character-count="712"/>
    <meta:generator>LibreOffice/4.2.4.2$Linux_x86 LibreOffice_project/420m0$Build-2</meta:generator>
  </office:meta>
</office:document-meta>
</file>